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E0000003A9DC6C82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margin-left="-0.0043in" fo:margin-right="0.0783in" fo:margin-top="0in" fo:margin-bottom="0in" fo:text-align="end" style:justify-single-word="false" fo:text-indent="0in" style:auto-text-indent="false"/>
      <style:text-properties fo:color="#3deb3d" style:font-name="Times New Roman" fo:font-size="12pt" style:font-size-asian="12pt" style:font-size-complex="12pt"/>
    </style:style>
    <style:style style:name="P2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fr1" style:family="graphic" style:parent-style-name="Frame">
      <style:graphic-properties fo:margin-top="0.0791in" fo:margin-bottom="0.0791in" style:run-through="foreground" style:wrap="parallel" style:number-wrapped-paragraphs="no-limit" style:vertical-pos="from-top" style:vertical-rel="page" style:horizontal-pos="from-left" style:horizontal-rel="page" fo:background-color="#000000" style:background-transparency="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Header_Border" text:anchor-type="page" text:anchor-page-number="1" svg:x="0.7799in" svg:y="0.6693in" svg:width="6.9252in" style:rel-width="100%" svg:height="0.6327in" draw:z-index="0">
        <draw:text-box>
          <text:p text:style-name="P1">Theory of Operation</text:p>
          <text:p text:style-name="P1">Project: ProjectName</text:p>
          <text:p text:style-name="P1">Date: ManualDate</text:p>
        </draw:text-box>
      </draw:frame>
      <draw:frame draw:style-name="fr2" draw:name="graphics1" text:anchor-type="page" text:anchor-page-number="1" svg:x="0.8965in" svg:y="0.7862in" svg:width="3.2417in" svg:height="0.4516in" draw:z-index="1">
        <draw:image xlink:href="Pictures/100002010000018E0000003A9DC6C827.png" xlink:type="simple" xlink:show="embed" xlink:actuate="onLoad"/>
      </draw:frame>
      <text:h text:style-name="Heading_20_1" text:outline-level="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/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text:tab/><text:tab/>ProjectName User Manual</text:p>
      </style:header>
      <style:footer>
        <text:p text:style-name="Footer"><text:a xlink:type="simple" xlink:href="http://nbitwonder.com/">http://nbitwonder.com</text:a><text:tab/><text:page-number text:select-page="current">1</text:page-number><text:tab/>©2011 NBitWonder LLC</text:p>
      </style:footer>
    </style:master-page>
    <style:master-page style:name="First_20_Page" style:display-name="First Page" style:page-layout-name="Mpm2" style:next-style-name="Standard">
      <style:footer>
        <text:p text:style-name="Footer"><text:a xlink:type="simple" xlink:href="http://nbitwonder.com/">http://nbitwonder.com</text:a><text:tab/><text:page-number text:select-page="current">1</text:page-number><text:tab/>©2011 NBitWonder LL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0T18:28:28</meta:creation-date>
    <dc:date>2011-09-16T23:08:20</dc:date>
    <meta:editing-duration>PT19H41M9S</meta:editing-duration>
    <meta:editing-cycles>20</meta:editing-cycles>
    <meta:generator>OpenOffice.org/3.3$Unix OpenOffice.org_project/330m20$Build-9567</meta:generator>
    <meta:document-statistic meta:table-count="0" meta:image-count="1" meta:object-count="0" meta:page-count="2" meta:paragraph-count="6" meta:word-count="20" meta:character-count="168"/>
  </office:meta>
</office:document-meta>
</file>